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o for Gold</text:h>
      <text:h text:style-name="Heading_20_2" text:outline-level="2">Level</text:h>
      <text:p text:style-name="Standard">Beginners: Simple CSS</text:p>
      <text:p text:style-name="Standard">Green difficulty level.</text:p>
      <text:h text:style-name="Heading_20_2" text:outline-level="2">Time</text:h>
      <text:p text:style-name="Standard">15 to 30 minutes</text:p>
      <text:h text:style-name="Heading_20_2" text:outline-level="2">Challenge</text:h>
      <text:p text:style-name="Standard">Replace the placeholders in the CSS file with the correct element and attribute names so that the HTML file looks like that on the worksheet</text:p>
      <text:h text:style-name="Heading_20_2" text:outline-level="2">Progression</text:h>
      <text:p text:style-name="Standard">Change the background colour of the winner’s row to green</text:p>
      <text:p text:style-name="Standard">Change the background colour of the second place row to yellow (this requires the Ninja to add a new class attribute in the HTML and selector in the CSS)</text:p>
      <text:p text:style-name="Standard">Create your Premier League (or whatever sport) predictions for the top places at the end of the season</text:p>
      <text:h text:style-name="Heading_20_2" text:outline-level="2">Aims</text:h>
      <text:p text:style-name="Standard">Understand two key concepts of CSS</text:p>
      <text:p text:style-name="Standard">Selectors referencing a element</text:p>
      <text:p text:style-name="Standard">Selectors refering a class attribute</text:p>
      <text:p text:style-name="Standard">Allow more advanced Ninjas some practice with table markup</text:p>
      <text:h text:style-name="Heading_20_2" text:outline-level="2">Resources</text:h>
      <text:p text:style-name="Standard">go-for-gold.html</text:p>
      <text:p text:style-name="Standard">styles.css<text:bookmark-start text:name="_GoBack"/></text:p>
      <text:p text:style-name="Standard"><text:bookmark-end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4T13:04:21.58</dc:date>
    <meta:editing-cycles>6</meta:editing-cycles>
    <meta:editing-duration>PT1H29M12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20" meta:word-count="127" meta:character-count="750" meta:non-whitespace-character-count="64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